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00%" draw:textarea-horizontal-align="justify" draw:textarea-vertical-align="middle" draw:auto-grow-height="false" fo:min-height="1.75cm" fo:min-width="7.5cm"/>
      <style:paragraph-properties style:writing-mode="lr-tb"/>
    </style:style>
    <style:style style:name="gr2" style:family="graphic" style:parent-style-name="standard">
      <style:graphic-properties draw:opacity="100%" draw:textarea-horizontal-align="justify" draw:textarea-vertical-align="middle" draw:auto-grow-height="false" fo:min-height="1.25cm" fo:min-width="3.5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  <style:text-properties fo:font-size="20pt" style:font-size-asian="20pt" style:font-size-complex="20pt"/>
    </style:style>
    <style:style style:name="P2" style:family="paragraph">
      <loext:graphic-properties draw:opacity="100%"/>
      <style:paragraph-properties fo:text-align="center" style:writing-mode="lr-tb"/>
      <style:text-properties fo:font-size="20pt" style:font-size-asian="20pt" style:font-size-complex="20pt"/>
    </style:style>
    <style:style style:name="P3" style:family="paragraph"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loext:graphic-properties draw:opacity="100%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cm" svg:height="2cm" svg:x="10.85cm" svg:y="1cm">
          <svg:title>Refelctance Spectrum</svg:title>
          <text:p text:style-name="P1"><text:span text:style-name="T1">Reflectance Spectru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23.24cm" svg:y="6cm">
          <svg:title>Refelctance Spectrum</svg:title>
          <text:p text:style-name="P3"><text:span text:style-name="T2">XYZ d65/10°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16.31cm" svg:y="6cm">
          <svg:title>Refelctance Spectrum</svg:title>
          <text:p text:style-name="P3"><text:span text:style-name="T2">XYZ d65/2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cm" svg:height="1.5cm" svg:x="9.39cm" svg:y="6cm">
          <svg:title>Refelctance Spectrum</svg:title>
          <text:p text:style-name="P3"><text:span text:style-name="T2">XYZ d50/10°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2.56cm" svg:y="6cm">
          <svg:title>Refelctance Spectrum</svg:title>
          <text:p text:style-name="P3"><text:span text:style-name="T2">XYZ d50/2°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2.46cm" svg:y="10cm">
          <svg:title>Refelctance Spectrum</svg:title>
          <text:p text:style-name="P3"><text:span text:style-name="T2">RGB d50/2°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9.39cm" svg:y="10cm">
          <svg:title>Refelctance Spectrum</svg:title>
          <text:p text:style-name="P3"><text:span text:style-name="T2">RGB d50/10°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16.31cm" svg:y="10cm">
          <svg:title>Refelctance Spectrum</svg:title>
          <text:p text:style-name="P3"><text:span text:style-name="T2">RGB d65/2°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23.34cm" svg:y="10cm">
          <svg:title>Refelctance Spectrum</svg:title>
          <text:p text:style-name="P3"><text:span text:style-name="T2">RGB d65/10°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2.46cm" svg:y="14cm">
          <svg:title>Refelctance Spectrum</svg:title>
          <text:p text:style-name="P3"><text:span text:style-name="T2">sRGB d50/2°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23.34cm" svg:y="14cm">
          <svg:title>Refelctance Spectrum</svg:title>
          <text:p text:style-name="P3"><text:span text:style-name="T2">sRGB d65/10°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16.31cm" svg:y="14cm">
          <svg:title>Refelctance Spectrum</svg:title>
          <text:p text:style-name="P3"><text:span text:style-name="T2">sRGB d65/2°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1.5cm" svg:x="9.39cm" svg:y="14cm">
          <svg:title>Refelctance Spectrum</svg:title>
          <text:p text:style-name="P3"><text:span text:style-name="T2">sRGB d50/10°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8.31cm" svg:y1="7.7cm" svg:x2="18.31cm" svg:y2="9.801cm">
          <text:p/>
        </draw:line>
        <draw:line draw:style-name="gr3" draw:text-style-name="P5" draw:layer="layout" svg:x1="18.31cm" svg:y1="11.7cm" svg:x2="18.31cm" svg:y2="13.801cm">
          <text:p/>
        </draw:line>
        <draw:line draw:style-name="gr3" draw:text-style-name="P5" draw:layer="layout" svg:x1="4.46cm" svg:y1="11.68cm" svg:x2="4.46cm" svg:y2="13.781cm">
          <text:p/>
        </draw:line>
        <draw:line draw:style-name="gr3" draw:text-style-name="P5" draw:layer="layout" svg:x1="11.39cm" svg:y1="11.68cm" svg:x2="11.39cm" svg:y2="13.781cm">
          <text:p/>
        </draw:line>
        <draw:line draw:style-name="gr3" draw:text-style-name="P5" draw:layer="layout" svg:x1="25.34cm" svg:y1="11.68cm" svg:x2="25.34cm" svg:y2="13.781cm">
          <text:p/>
        </draw:line>
        <draw:line draw:style-name="gr3" draw:text-style-name="P5" draw:layer="layout" svg:x1="25.34cm" svg:y1="7.68cm" svg:x2="25.34cm" svg:y2="9.781cm">
          <text:p/>
        </draw:line>
        <draw:line draw:style-name="gr3" draw:text-style-name="P5" draw:layer="layout" svg:x1="11.39cm" svg:y1="7.68cm" svg:x2="11.39cm" svg:y2="9.781cm">
          <text:p/>
        </draw:line>
        <draw:line draw:style-name="gr3" draw:text-style-name="P5" draw:layer="layout" svg:x1="4.46cm" svg:y1="7.68cm" svg:x2="4.46cm" svg:y2="9.781cm">
          <text:p/>
        </draw:line>
        <draw:line draw:style-name="gr3" draw:text-style-name="P5" draw:layer="layout" svg:x1="14cm" svg:y1="3.4cm" svg:x2="11.6cm" svg:y2="5.8cm">
          <text:p/>
        </draw:line>
        <draw:line draw:style-name="gr3" draw:text-style-name="P5" draw:layer="layout" svg:x1="12.7cm" svg:y1="3.2cm" svg:x2="4.9cm" svg:y2="5.8cm">
          <text:p/>
        </draw:line>
        <draw:line draw:style-name="gr3" draw:text-style-name="P5" draw:layer="layout" svg:x1="15.7cm" svg:y1="3.4cm" svg:x2="18.1cm" svg:y2="5.8cm">
          <text:p/>
        </draw:line>
        <draw:line draw:style-name="gr3" draw:text-style-name="P5" draw:layer="layout" svg:x1="17.2cm" svg:y1="3.2cm" svg:x2="25cm" svg:y2="5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5:36:58.112289009</meta:creation-date>
    <dc:date>2021-12-15T22:52:59.442424984</dc:date>
    <meta:editing-duration>PT4H15M30S</meta:editing-duration>
    <meta:editing-cycles>2</meta:editing-cycles>
    <meta:generator>LibreOffice/6.4.7.2$Linux_X86_64 LibreOffice_project/40$Build-2</meta:generator>
    <meta:document-statistic meta:object-count="25"/>
  </office:meta>
</office:document-meta>
</file>